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1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8.297cm" style:use-optimal-column-width="false"/>
    </style:style>
    <style:style style:name="co2" style:family="table-column">
      <style:table-column-properties style:column-width="10.602cm" style:use-optimal-column-width="false"/>
    </style:style>
    <style:style style:name="co3" style:family="table-column">
      <style:table-column-properties style:column-width="10.60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23cm"/>
    </style:style>
    <style:style style:name="ro3" style:family="table-row">
      <style:table-row-properties style:row-height="3.459cm"/>
    </style:style>
    <style:style style:name="ro4" style:family="table-row">
      <style:table-row-properties style:row-height="3.036cm"/>
    </style:style>
    <style:style style:name="ro5" style:family="table-row">
      <style:table-row-properties style:row-height="5.958cm"/>
    </style:style>
    <style:style style:name="ro6" style:family="table-row">
      <style:table-row-properties style:row-height="1.362cm"/>
    </style:style>
    <style:style style:name="ro7" style:family="table-row">
      <style:table-row-properties style:row-height="1.585cm"/>
    </style:style>
    <style:style style:name="ro8" style:family="table-row">
      <style:table-row-properties style:row-height="4.589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fo:text-align="start"/>
    </style:style>
    <style:style style:name="ce3" style:family="table-cell">
      <loext:graphic-properties style:repeat="repeat" draw:textarea-vertical-align="top"/>
      <style:paragraph-properties fo:text-align="center"/>
      <style:text-properties fo:font-size="14pt" style:font-size-asian="14pt" style:font-size-complex="14pt"/>
    </style:style>
    <style:style style:name="ce4" style:family="table-cell">
      <loext:graphic-properties style:repeat="repeat"/>
      <style:paragraph-properties fo:text-align="start"/>
      <style:text-properties fo:font-size="14pt" style:font-size-asian="14pt" style:font-size-complex="14pt"/>
    </style:style>
    <style:style style:name="ce5" style:family="table-cell">
      <loext:graphic-properties style:repeat="repeat" draw:textarea-vertical-align="top"/>
      <style:paragraph-properties fo:text-align="start"/>
      <style:text-properties fo:font-size="14pt" style:font-size-asian="14pt" style:font-size-complex="14pt"/>
    </style:style>
    <style:style style:name="ce6" style:family="table-cell">
      <loext:graphic-properties style:repeat="repeat" draw:textarea-vertical-align="top"/>
      <style:paragraph-properties fo:text-align="center"/>
      <style:text-properties fo:font-size="13pt" style:font-size-asian="13pt" style:font-size-complex="13pt"/>
    </style:style>
    <style:style style:name="P1" style:family="paragraph">
      <style:text-properties fo:font-size="25pt" style:font-size-asian="25pt" style:font-size-complex="25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4">
        <draw:frame presentation:style-name="pr1" draw:text-style-name="P1" draw:layer="layout" svg:width="25.199cm" svg:height="1cm" svg:x="1.2cm" svg:y="1cm" presentation:class="title" presentation:user-transformed="true">
          <draw:text-box>
            <text:p><text:span text:style-name="T1">UML диаграмма</text:span></text:p>
          </draw:text-box>
        </draw:frame>
        <draw:frame draw:style-name="standard" draw:layer="layout" svg:width="8.296cm" svg:height="5.81cm" svg:x="1.915cm" svg:y="14.122cm" presentation:class="table" presentation:user-transformed="true">
          <table:table table:template-name="light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Comment</text:p>
              </table:table-cell>
            </table:table-row>
            <table:table-row table:style-name="ro2">
              <table:table-cell table:style-name="ce2">
                <text:p text:style-name="P3">comment: String</text:p>
              </table:table-cell>
            </table:table-row>
            <table:table-row table:style-name="ro3">
              <table:table-cell table:style-name="ce3">
                <text:p text:style-name="P3">setComment(comment: String)</text:p>
                <text:p text:style-name="P3">getComment(): String</text:p>
                <text:p text:style-name="P3">toString():String</text:p>
                <text:p text:style-name="P2"/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601cm" svg:height="9.965cm" svg:x="1.483cm" svg:y="2.834cm">
          <table:table table:template-name="lightblu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2">Item</text:p>
              </table:table-cell>
            </table:table-row>
            <table:table-row table:style-name="ro4">
              <table:table-cell table:style-name="ce4">
                <text:p text:style-name="P3"><text:span text:style-name="T2">name: String</text:span></text:p>
                <text:p text:style-name="P3"><text:span text:style-name="T2">description: String</text:span></text:p>
                <text:p text:style-name="P3"><text:span text:style-name="T2">dateCreat: Date</text:span></text:p>
                <text:p text:style-name="P3"><text:span text:style-name="T2">comments: List&lt;Comment&gt;</text:span></text:p>
                <text:p text:style-name="P3"><text:span text:style-name="T2">id: String</text:span></text:p>
              </table:table-cell>
            </table:table-row>
            <table:table-row table:style-name="ro5">
              <table:table-cell table:style-name="ce5">
                <text:p text:style-name="P3"><text:span text:style-name="T2">setName(name: String)</text:span></text:p>
                <text:p text:style-name="P3"><text:span text:style-name="T2">getName(): String</text:span></text:p>
                <text:p text:style-name="P3"><text:span text:style-name="T2">setDescription(description:String)</text:span></text:p>
                <text:p text:style-name="P3"><text:span text:style-name="T2">getDescriptionn(): String</text:span></text:p>
                <text:p text:style-name="P3"><text:span text:style-name="T2">setDateCreat(date:Date)</text:span></text:p>
                <text:p text:style-name="P3"><text:span text:style-name="T2">getDateCreat: Date</text:span></text:p>
                <text:p text:style-name="P3"><text:span text:style-name="T2">setComments(comments: Comment)</text:span></text:p>
                <text:p text:style-name="P3"><text:span text:style-name="T2">getComments(): List&lt;Comment&gt;</text:span></text:p>
                <text:p text:style-name="P3"><text:span text:style-name="T2">setId(id: String)</text:span></text:p>
                <text:p text:style-name="P3"><text:span text:style-name="T2">getId() 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6cm" svg:height="8.425cm" svg:x="14.554cm" svg:y="2.978cm">
          <table:table table:template-name="lightblue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2">Tracker</text:p>
              </table:table-cell>
            </table:table-row>
            <table:table-row table:style-name="ro7">
              <table:table-cell table:style-name="ce2">
                <text:p text:style-name="P3">random: Random</text:p>
                <text:p text:style-name="P3">items: List&lt;Item&gt;</text:p>
              </table:table-cell>
            </table:table-row>
            <table:table-row table:style-name="ro8">
              <table:table-cell table:style-name="ce6">
                <text:p text:style-name="P3"><text:span text:style-name="T3">add(item: Item)</text:span></text:p>
                <text:p text:style-name="P3"><text:span text:style-name="T3">generateId(): String</text:span></text:p>
                <text:p text:style-name="P3"><text:span text:style-name="T3">findById(id: String): Item</text:span></text:p>
                <text:p text:style-name="P3"><text:span text:style-name="T3">findName(name: String):List&lt;Item&gt;</text:span></text:p>
                <text:p text:style-name="P3"><text:span text:style-name="T3">findDescription(description:String):List&lt;Item&gt;</text:span></text:p>
                <text:p text:style-name="P3"><text:span text:style-name="T3">deleteItem(item:Item)</text:span></text:p>
                <text:p text:style-name="P3"><text:span text:style-name="T3">getAll():List&lt;Item&gt;</text:span></text:p>
                <text:p text:style-name="P3"><text:span text:style-name="T3">addComment(item: Item, comment:Comment)</text:span></text:p>
                <text:p text:style-name="P3"><text:span text:style-name="T3">editItem(item: Item)</text:span></text:p>
                <text:p text:style-name="P2"><text:span text:style-name="T3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296cm" svg:height="5.453cm" svg:x="14.986cm" svg:y="13.714cm">
          <table:table table:template-name="light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StartUI</text:p>
              </table:table-cell>
            </table:table-row>
            <table:table-row table:style-name="ro2">
              <table:table-cell table:style-name="ce2">
                <text:p text:style-name="P3">description: String</text:p>
              </table:table-cell>
            </table:table-row>
            <table:table-row table:style-name="ro3">
              <table:table-cell table:style-name="ce5">
                <text:p text:style-name="P3">showMenu()</text:p>
                <text:p text:style-name="P3">init()</text:p>
                <text:p text:style-name="P3">main(args[] : String)</text:p>
                <text:p text:style-name="P3"/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4" draw:layer="layout" svg:x1="5.6cm" svg:y1="12.2cm" svg:x2="5.6cm" svg:y2="14.122cm">
          <text:p/>
        </draw:line>
        <draw:line draw:style-name="gr1" draw:text-style-name="P4" draw:layer="layout" svg:x1="14.554cm" svg:y1="5.8cm" svg:x2="12.084cm" svg:y2="5.8cm">
          <text:p/>
        </draw:line>
        <draw:line draw:style-name="gr1" draw:text-style-name="P4" draw:layer="layout" svg:x1="19cm" svg:y1="13.714cm" svg:x2="19cm" svg:y2="11.2cm">
          <text:p/>
        </draw:line>
        <draw:line draw:style-name="gr1" draw:text-style-name="P4" draw:layer="layout" svg:x1="14.8cm" svg:y1="11.6cm" svg:x2="10cm" svg:y2="14.4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09:24:25.309000000</meta:creation-date>
    <dc:date>2016-12-13T16:01:57.277000000</dc:date>
    <meta:editing-duration>PT1H38M44S</meta:editing-duration>
    <meta:editing-cycles>9</meta:editing-cycles>
    <meta:generator>LibreOffice/5.0.1.2$Windows_x86 LibreOffice_project/81898c9f5c0d43f3473ba111d7b351050be20261</meta:generator>
    <meta:document-statistic meta:object-count="32"/>
  </office:meta>
</office:document-meta>
</file>